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0pt" officeooo:rsid="000eaecd" style:font-size-asian="10pt" style:font-size-complex="10pt"/>
    </style:style>
    <style:style style:name="P2" style:family="paragraph" style:parent-style-name="Preformatted_20_Text">
      <style:text-properties fo:font-size="10pt" officeooo:rsid="00166ff2" officeooo:paragraph-rsid="00166ff2" style:font-size-asian="10pt" style:font-size-complex="10pt"/>
    </style:style>
    <style:style style:name="P3" style:family="paragraph" style:parent-style-name="Preformatted_20_Text">
      <style:paragraph-properties fo:text-align="start" style:justify-single-word="false"/>
      <style:text-properties style:font-name="Courier New" fo:font-size="13pt" fo:font-weight="normal" officeooo:paragraph-rsid="001660ae" style:font-size-asian="13pt" style:font-weight-asian="normal" style:font-size-complex="13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Courier New" fo:font-size="13pt" fo:font-weight="normal" officeooo:rsid="0017d4e7" officeooo:paragraph-rsid="0017d4e7" style:font-size-asian="13pt" style:font-weight-asian="normal" style:font-size-complex="13pt" style:font-weight-complex="normal"/>
    </style:style>
    <style:style style:name="P5" style:family="paragraph" style:parent-style-name="Preformatted_20_Text">
      <style:text-properties fo:font-size="20pt" fo:font-weight="bold" officeooo:rsid="00166ff2" officeooo:paragraph-rsid="00166ff2" style:font-size-asian="20pt" style:font-weight-asian="bold" style:font-size-complex="20pt" style:font-weight-complex="bold"/>
    </style:style>
    <style:style style:name="P6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Courier New" fo:font-size="13pt" fo:font-weight="normal" officeooo:paragraph-rsid="001660ae" style:font-size-asian="13pt" style:font-weight-asian="normal" style:font-size-complex="13pt" style:font-weight-complex="normal"/>
    </style:style>
    <style:style style:name="P7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Courier New" fo:font-size="13pt" fo:font-weight="bold" officeooo:rsid="001660ae" officeooo:paragraph-rsid="001660ae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1c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ilhouse Rock</text:p>
      <text:p text:style-name="P2">Elvis Presley 1957. Nr. 1 Hit. </text:p>
      <text:p text:style-name="P1"/>
      <text:p text:style-name="P4">D Eb <text:s/>pta pta …<text:tab/><text:tab/><text:tab/><text:tab/><text:tab/><text:tab/><text:tab/><text:tab/><text:span text:style-name="T2">176</text:span></text:p>
      <text:p text:style-name="P3">The warden threw a party in the county jail<text:line-break/>The prison band was there and they began to wail<text:line-break/>The band was jumpin' and the joint began to swing<text:line-break/>You should've heard those knocked out jailbirds sing</text:p>
      <text:p text:style-name="P6"><text:line-break/><text:span text:style-name="T1">Let's rock<text:line-break/>Everybody, let's rock<text:line-break/>Everybody in the whole cell block<text:line-break/>Was dancin' to the Jailhouse Rock</text:span></text:p>
      <text:p text:style-name="P3"><text:line-break/>Spider Murphy played the tenor saxophone<text:line-break/>Little Joe was blowin' on the slide trombone<text:line-break/>The drummer boy from Illinois went crash, boom, bang<text:line-break/>The whole rhythm section was a purple gang</text:p>
      <text:p text:style-name="P3"/>
      <text:p text:style-name="P7">Chorus</text:p>
      <text:p text:style-name="P3"><text:line-break/>Number 47 said to number 3<text:line-break/>"You're the cutest jailbird I ever did see<text:line-break/>I sure would be delighted with your company<text:line-break/>Come on and do the Jailhouse Rock with me"</text:p>
      <text:p text:style-name="P3"/>
      <text:p text:style-name="P7">Chorus</text:p>
      <text:p text:style-name="P3"><text:line-break/>Sad Sack was sittin' on a block of stone<text:line-break/>Way over in the corner weepin' all alone<text:line-break/>The warden said, "Hey, buddy, don't you be no square<text:line-break/>If you can't find a partner use a wooden chair"</text:p>
      <text:p text:style-name="P3"/>
      <text:p text:style-name="P7">Chorus</text:p>
      <text:p text:style-name="P3"><text:line-break/>Shifty Henry said to Bugs, "For Heaven's sake<text:line-break/>No one's lookin', now's the chance to make a break"<text:line-break/>Bugsy turned to Shifty and he said, "Nix nix<text:line-break/>I wanna stick around a while and get my kicks"</text:p>
      <text:p text:style-name="P3"/>
      <text:p text:style-name="P7">Chorus</text:p>
      <text:p text:style-name="P3"><text:line-break/>Dancin' to the Jailhouse Rock, dancin' to the Jailhouse Rock<text:line-break/>Dancin' to the Jailhouse Rock, dancin' to the Jailhouse Rock<text:line-break/>Dancin' to the Jailhouse Rock, dancin' to the Jailhouse Rock<text:line-break/>Dancin' to the Jailhouse R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3-24T11:41:33</meta:creation-date>
    <dc:date>2017-12-04T18:32:40.460753045</dc:date>
    <dc:creator>benutzer </dc:creator>
    <meta:editing-duration>PT17M43S</meta:editing-duration>
    <meta:editing-cycles>6</meta:editing-cycles>
    <meta:generator>LibreOffice/5.1.6.2$Linux_X86_64 LibreOffice_project/10m0$Build-2</meta:generator>
    <meta:printed-by>benutzer </meta:printed-by>
    <meta:print-date>2016-01-14T18:20:57.236430349</meta:print-date>
    <meta:document-statistic meta:table-count="0" meta:image-count="0" meta:object-count="0" meta:page-count="1" meta:paragraph-count="14" meta:word-count="243" meta:character-count="1316" meta:non-whitespace-character-count="1072"/>
  </office:meta>
</office:document-meta>
</file>